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Milestones" style:family="table">
      <style:table-properties style:width="6.6958in" fo:margin-left="0in" table:align="left"/>
    </style:style>
    <style:style style:name="Milestones.A" style:family="table-column">
      <style:table-column-properties style:column-width="5.6458in"/>
    </style:style>
    <style:style style:name="Milestones.B" style:family="table-column">
      <style:table-column-properties style:column-width="1.05in"/>
    </style:style>
    <style:style style:name="Milestones.A1" style:family="table-cell">
      <style:table-cell-properties fo:padding="0.0382in" fo:border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normal" officeooo:rsid="00081599" officeooo:paragraph-rsid="0008159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81599" officeooo:paragraph-rsid="00081599" style:font-size-asian="32pt" style:font-weight-asian="bold" style:font-size-complex="32pt" style:font-weight-complex="bold"/>
    </style:style>
    <style:style style:name="P26" style:family="paragraph" style:parent-style-name="Standard">
      <style:text-properties fo:font-size="14pt" style:font-size-asian="12.25pt" style:font-size-complex="14pt"/>
    </style:style>
    <style:style style:name="P27" style:family="paragraph" style:parent-style-name="Standard">
      <style:text-properties fo:font-size="14pt" fo:font-weight="bold" officeooo:rsid="000a7d03" officeooo:paragraph-rsid="000a7d03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paragraph-rsid="0025146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paragraph-rsid="002c1c34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paragraph-rsid="00464fc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paragraph-rsid="005b6816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68ea5d" officeooo:paragraph-rsid="0068ea5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1f0e0d" officeooo:paragraph-rsid="001f0e0d" style:font-size-asian="12.25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normal" officeooo:rsid="001f0e0d" officeooo:paragraph-rsid="001f0e0d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0pt" fo:font-weight="normal" officeooo:paragraph-rsid="0020d6e4" style:font-size-asian="8.75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paragraph-rsid="002c1c34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f0e0d" officeooo:paragraph-rsid="001f0e0d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251468" officeooo:paragraph-rsid="00251468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2538ed" officeooo:paragraph-rsid="002c1c34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36287e" officeooo:paragraph-rsid="0036287e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69a822" officeooo:paragraph-rsid="0069a822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44288b" officeooo:paragraph-rsid="0044288b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464fcd" officeooo:paragraph-rsid="00464fcd" style:font-size-asian="8.75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2c1c34" officeooo:paragraph-rsid="002c1c34" style:font-size-asian="8.75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4b8845" officeooo:paragraph-rsid="004b8845" style:font-size-asian="8.75pt" style:font-weight-asian="normal" style:font-size-complex="10pt" style:font-weight-complex="normal"/>
    </style:style>
    <style:style style:name="P4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sul1" fo:font-size="10pt" officeooo:rsid="006811d9" officeooo:paragraph-rsid="006811d9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officeooo:rsid="000bab1d" officeooo:paragraph-rsid="000bab1d" style:font-size-complex="14pt"/>
    </style:style>
    <style:style style:name="P52" style:family="paragraph" style:parent-style-name="Table_20_Contents">
      <style:paragraph-properties fo:text-align="end" style:justify-single-word="false"/>
      <style:text-properties officeooo:rsid="000bab1d" officeooo:paragraph-rsid="000bab1d" style:font-size-complex="14pt"/>
    </style:style>
    <style:style style:name="P53" style:family="paragraph" style:parent-style-name="Table_20_Contents">
      <style:text-properties officeooo:rsid="000bab1d" officeooo:paragraph-rsid="0030f9ab" style:font-size-complex="14pt"/>
    </style:style>
    <style:style style:name="P54" style:family="paragraph" style:parent-style-name="Table_20_Contents">
      <style:text-properties officeooo:rsid="00120c7d" officeooo:paragraph-rsid="00120c7d" style:font-size-complex="14pt"/>
    </style:style>
    <style:style style:name="P55" style:family="paragraph" style:parent-style-name="Table_20_Contents">
      <style:text-properties officeooo:rsid="00159f0e" officeooo:paragraph-rsid="00159f0e" style:font-size-complex="14pt"/>
    </style:style>
    <style:style style:name="P56" style:family="paragraph" style:parent-style-name="Table_20_Contents">
      <style:text-properties officeooo:rsid="00395b0e" officeooo:paragraph-rsid="00395b0e" style:font-size-complex="14pt"/>
    </style:style>
    <style:style style:name="P57" style:family="paragraph" style:parent-style-name="Table_20_Contents">
      <style:text-properties officeooo:rsid="0068ea5d" officeooo:paragraph-rsid="0068ea5d" style:font-size-complex="14pt"/>
    </style:style>
    <style:style style:name="P58" style:family="paragraph" style:parent-style-name="Table_20_Contents">
      <style:text-properties officeooo:rsid="0029430b" officeooo:paragraph-rsid="0029430b" style:font-size-complex="14pt"/>
    </style:style>
    <style:style style:name="P59" style:family="paragraph" style:parent-style-name="Table_20_Contents">
      <style:text-properties fo:font-size="11pt" fo:font-weight="bold" officeooo:rsid="000f8185" officeooo:paragraph-rsid="000f8185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1pt" fo:font-weight="bold" officeooo:rsid="000a7d03" officeooo:paragraph-rsid="000a7d03" style:font-size-asian="11pt" style:font-weight-asian="bold" style:font-size-complex="11pt" style:font-weight-complex="bold"/>
    </style:style>
    <style:style style:name="P61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62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63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64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65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66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67" style:family="paragraph" style:parent-style-name="Standard">
      <style:text-properties fo:font-size="10pt" fo:font-weight="normal" officeooo:rsid="002248e0" officeooo:paragraph-rsid="0020d6e4" style:font-size-asian="8.75pt" style:font-weight-asian="normal" style:font-size-complex="10pt" style:font-weight-complex="normal"/>
    </style:style>
    <style:style style:name="P68" style:family="paragraph" style:parent-style-name="Standard">
      <style:text-properties fo:font-size="10pt" fo:font-weight="normal" officeooo:rsid="002248e0" officeooo:paragraph-rsid="007082de" style:font-size-asian="8.75pt" style:font-weight-asian="normal" style:font-size-complex="10pt" style:font-weight-complex="normal"/>
    </style:style>
    <style:style style:name="P69" style:family="paragraph" style:parent-style-name="Standard">
      <style:text-properties fo:font-size="10pt" fo:font-weight="normal" officeooo:rsid="0036287e" officeooo:paragraph-rsid="007082de" style:font-size-asian="8.75pt" style:font-weight-asian="normal" style:font-size-complex="10pt" style:font-weight-complex="normal"/>
    </style:style>
    <style:style style:name="P70" style:family="paragraph" style:parent-style-name="Standard">
      <style:text-properties fo:font-size="10pt" fo:font-weight="normal" officeooo:paragraph-rsid="0036287e" style:font-size-asian="8.75pt" style:font-weight-asian="normal" style:font-size-complex="10pt" style:font-weight-complex="normal"/>
    </style:style>
    <style:style style:name="P71" style:family="paragraph" style:parent-style-name="Standard">
      <style:text-properties fo:font-size="10pt" fo:font-weight="normal" officeooo:rsid="002538ed" officeooo:paragraph-rsid="002c1c34" style:font-size-asian="8.75pt" style:font-weight-asian="normal" style:font-size-complex="10pt" style:font-weight-complex="normal"/>
    </style:style>
    <style:style style:name="P72" style:family="paragraph" style:parent-style-name="Standard">
      <style:text-properties fo:font-size="10pt" fo:font-weight="normal" officeooo:rsid="002538ed" officeooo:paragraph-rsid="007082de" style:font-size-asian="8.75pt" style:font-weight-asian="normal" style:font-size-complex="10pt" style:font-weight-complex="normal"/>
    </style:style>
    <style:style style:name="P73" style:family="paragraph" style:parent-style-name="Standard">
      <style:text-properties fo:font-size="10pt" fo:font-weight="normal" officeooo:rsid="00400613" officeooo:paragraph-rsid="007082de" style:font-size-asian="8.75pt" style:font-weight-asian="normal" style:font-size-complex="10pt" style:font-weight-complex="normal"/>
    </style:style>
    <style:style style:name="P74" style:family="paragraph" style:parent-style-name="Standard">
      <style:text-properties fo:font-size="10pt" fo:font-weight="normal" officeooo:rsid="0040cf4d" officeooo:paragraph-rsid="007082de" style:font-size-asian="8.75pt" style:font-weight-asian="normal" style:font-size-complex="10pt" style:font-weight-complex="normal"/>
    </style:style>
    <style:style style:name="P75" style:family="paragraph" style:parent-style-name="Standard">
      <style:text-properties fo:font-size="10pt" fo:font-weight="normal" officeooo:rsid="0043669c" officeooo:paragraph-rsid="007082de" style:font-size-asian="8.75pt" style:font-weight-asian="normal" style:font-size-complex="10pt" style:font-weight-complex="normal"/>
    </style:style>
    <style:style style:name="P76" style:family="paragraph" style:parent-style-name="Standard">
      <style:text-properties fo:font-size="10pt" fo:font-weight="normal" officeooo:rsid="0045a9d0" officeooo:paragraph-rsid="007082de" style:font-size-asian="8.75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rsid="0044288b" officeooo:paragraph-rsid="007082de" style:font-size-asian="8.75pt" style:font-weight-asian="normal" style:font-size-complex="10pt" style:font-weight-complex="normal"/>
    </style:style>
    <style:style style:name="P78" style:family="paragraph" style:parent-style-name="Standard">
      <style:text-properties fo:font-size="10pt" fo:font-weight="normal" officeooo:rsid="0044288b" officeooo:paragraph-rsid="00464fcd" style:font-size-asian="8.75pt" style:font-weight-asian="normal" style:font-size-complex="10pt" style:font-weight-complex="normal"/>
    </style:style>
    <style:style style:name="P79" style:family="paragraph" style:parent-style-name="Standard">
      <style:text-properties fo:font-size="10pt" fo:font-weight="normal" officeooo:rsid="004cc3e7" officeooo:paragraph-rsid="007082de" style:font-size-asian="8.75pt" style:font-weight-asian="normal" style:font-size-complex="10pt" style:font-weight-complex="normal"/>
    </style:style>
    <style:style style:name="P80" style:family="paragraph" style:parent-style-name="Standard">
      <style:text-properties fo:font-size="10pt" fo:font-weight="normal" officeooo:rsid="00482d7f" officeooo:paragraph-rsid="007082de" style:font-size-asian="8.75pt" style:font-weight-asian="normal" style:font-size-complex="10pt" style:font-weight-complex="normal"/>
    </style:style>
    <style:style style:name="P81" style:family="paragraph" style:parent-style-name="Standard">
      <style:text-properties fo:font-size="10pt" fo:font-weight="normal" officeooo:rsid="004eb0c5" officeooo:paragraph-rsid="007082de" style:font-size-asian="8.75pt" style:font-weight-asian="normal" style:font-size-complex="10pt" style:font-weight-complex="normal"/>
    </style:style>
    <style:style style:name="P82" style:family="paragraph" style:parent-style-name="Standard">
      <style:text-properties fo:font-size="10pt" fo:font-weight="normal" officeooo:rsid="00579219" officeooo:paragraph-rsid="007082de" style:font-size-asian="8.75pt" style:font-weight-asian="normal" style:font-size-complex="10pt" style:font-weight-complex="normal"/>
    </style:style>
    <style:style style:name="P83" style:family="paragraph" style:parent-style-name="Standard">
      <style:text-properties fo:font-size="10pt" fo:font-weight="normal" officeooo:rsid="0051dffe" officeooo:paragraph-rsid="007082de" style:font-size-asian="8.75pt" style:font-weight-asian="normal" style:font-size-complex="10pt" style:font-weight-complex="normal"/>
    </style:style>
    <style:style style:name="P84" style:family="paragraph" style:parent-style-name="Standard">
      <style:text-properties fo:font-size="10pt" fo:font-weight="normal" officeooo:rsid="00581f1d" officeooo:paragraph-rsid="007082de" style:font-size-asian="8.75pt" style:font-weight-asian="normal" style:font-size-complex="10pt" style:font-weight-complex="normal"/>
    </style:style>
    <style:style style:name="P85" style:family="paragraph" style:parent-style-name="Standard">
      <style:text-properties fo:font-size="10pt" fo:font-weight="normal" officeooo:rsid="005dd56c" officeooo:paragraph-rsid="007082de" style:font-size-asian="8.75pt" style:font-weight-asian="normal" style:font-size-complex="10pt" style:font-weight-complex="normal"/>
    </style:style>
    <style:style style:name="P86" style:family="paragraph" style:parent-style-name="Standard">
      <style:text-properties fo:font-size="10pt" fo:font-weight="normal" officeooo:rsid="00630b3b" officeooo:paragraph-rsid="007082de" style:font-size-asian="8.75pt" style:font-weight-asian="normal" style:font-size-complex="10pt" style:font-weight-complex="normal"/>
    </style:style>
    <style:style style:name="P87" style:family="paragraph" style:parent-style-name="Standard">
      <style:text-properties fo:font-size="10pt" fo:font-weight="normal" officeooo:paragraph-rsid="007082de" style:font-size-asian="8.75pt" style:font-weight-asian="normal" style:font-size-complex="10pt" style:font-weight-complex="normal"/>
    </style:style>
    <style:style style:name="P88" style:family="paragraph" style:parent-style-name="Standard">
      <style:text-properties fo:font-size="10pt" fo:font-weight="normal" officeooo:rsid="0055ce7f" officeooo:paragraph-rsid="007082de" style:font-size-asian="8.75pt" style:font-weight-asian="normal" style:font-size-complex="10pt" style:font-weight-complex="normal"/>
    </style:style>
    <style:style style:name="P89" style:family="paragraph" style:parent-style-name="Standard">
      <style:text-properties fo:font-size="10pt" fo:font-weight="normal" officeooo:rsid="00580037" officeooo:paragraph-rsid="007082de" style:font-size-asian="8.75pt" style:font-weight-asian="normal" style:font-size-complex="10pt" style:font-weight-complex="normal"/>
    </style:style>
    <style:style style:name="P90" style:family="paragraph" style:parent-style-name="Standard">
      <style:text-properties fo:font-size="10pt" fo:font-weight="normal" officeooo:rsid="005ae768" officeooo:paragraph-rsid="004b8845" style:font-size-asian="8.75pt" style:font-weight-asian="normal" style:font-size-complex="10pt" style:font-weight-complex="normal"/>
    </style:style>
    <style:style style:name="P91" style:family="paragraph" style:parent-style-name="Standard">
      <style:text-properties fo:font-size="14pt" fo:font-weight="bold" officeooo:paragraph-rsid="007082de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2cda8c" officeooo:paragraph-rsid="007082de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paragraph-rsid="00497004" style:font-size-asian="14pt" style:font-weight-asian="bold" style:font-size-complex="14pt" style:font-weight-complex="bold"/>
    </style:style>
    <style:style style:name="P94" style:family="paragraph" style:parent-style-name="Standard">
      <style:text-properties fo:font-weight="normal" officeooo:rsid="0064a0cd" officeooo:paragraph-rsid="007082de" style:font-weight-asian="normal" style:font-weight-complex="normal"/>
    </style:style>
    <style:style style:name="P95" style:family="paragraph" style:parent-style-name="Standard">
      <style:text-properties fo:font-weight="normal" officeooo:paragraph-rsid="005c63a6" style:font-weight-asian="normal" style:font-weight-complex="normal"/>
    </style:style>
    <style:style style:name="P96" style:family="paragraph" style:parent-style-name="Standard">
      <style:text-properties officeooo:rsid="0060a1e7" officeooo:paragraph-rsid="007082de"/>
    </style:style>
    <style:style style:name="P97" style:family="paragraph" style:parent-style-name="Standard">
      <style:text-properties officeooo:rsid="005f34f9" officeooo:paragraph-rsid="007082de"/>
    </style:style>
    <style:style style:name="P98" style:family="paragraph" style:parent-style-name="Standard">
      <style:text-properties officeooo:rsid="00613d2e" officeooo:paragraph-rsid="007082de"/>
    </style:style>
    <style:style style:name="P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1" style:family="paragraph" style:parent-style-name="Table_20_Contents">
      <style:paragraph-properties fo:text-align="start" style:justify-single-word="false"/>
      <style:text-properties style:font-name="Asul1" fo:font-size="10pt" officeooo:rsid="006d8daa" officeooo:paragraph-rsid="006d8daa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Asul1" fo:font-size="10pt" officeooo:rsid="006d8daa" officeooo:paragraph-rsid="006e3a00" style:font-size-asian="10pt" style:font-size-complex="10pt"/>
    </style:style>
    <style:style style:name="P103" style:family="paragraph" style:parent-style-name="Table_20_Contents">
      <style:paragraph-properties fo:text-align="end" style:justify-single-word="false"/>
      <style:text-properties officeooo:rsid="000bab1d" officeooo:paragraph-rsid="00700a22" style:font-size-complex="14pt"/>
    </style:style>
    <style:style style:name="P104" style:family="paragraph" style:parent-style-name="Table_20_Contents">
      <style:text-properties officeooo:rsid="000bab1d" officeooo:paragraph-rsid="000bab1d" style:font-size-complex="14pt"/>
    </style:style>
    <style:style style:name="P105" style:family="paragraph" style:parent-style-name="Table_20_Contents">
      <style:paragraph-properties fo:text-align="end" style:justify-single-word="false"/>
      <style:text-properties officeooo:rsid="00395b0e" officeooo:paragraph-rsid="00700a22" style:font-size-complex="14pt"/>
    </style:style>
    <style:style style:name="P106" style:family="paragraph" style:parent-style-name="Table_20_Contents">
      <style:paragraph-properties fo:text-align="end" style:justify-single-word="false"/>
      <style:text-properties officeooo:rsid="0068ea5d" officeooo:paragraph-rsid="00700a22" style:font-size-complex="14pt"/>
    </style:style>
    <style:style style:name="P107" style:family="paragraph" style:parent-style-name="Table_20_Contents">
      <style:paragraph-properties fo:text-align="end" style:justify-single-word="false"/>
      <style:text-properties officeooo:rsid="001d0728" officeooo:paragraph-rsid="00700a22" style:font-size-complex="14pt"/>
    </style:style>
    <style:style style:name="P108" style:family="paragraph" style:parent-style-name="Table_20_Contents">
      <style:paragraph-properties fo:text-align="end" style:justify-single-word="false"/>
      <style:text-properties officeooo:paragraph-rsid="00700a22" style:font-size-complex="14pt"/>
    </style:style>
    <style:style style:name="P109" style:family="paragraph" style:parent-style-name="Table_20_Contents">
      <style:text-properties officeooo:rsid="0038a182" officeooo:paragraph-rsid="0038a182" style:font-size-complex="14pt"/>
    </style:style>
    <style:style style:name="P110" style:family="paragraph" style:parent-style-name="Table_20_Contents">
      <style:text-properties officeooo:rsid="001592f3" officeooo:paragraph-rsid="001592f3" style:font-size-complex="14pt"/>
    </style:style>
    <style:style style:name="P111" style:family="paragraph" style:parent-style-name="Table_20_Contents">
      <style:text-properties officeooo:paragraph-rsid="000bab1d" style:font-size-complex="14pt"/>
    </style:style>
    <style:style style:name="P112" style:family="paragraph" style:parent-style-name="Table_20_Contents">
      <style:text-properties officeooo:rsid="00107166" officeooo:paragraph-rsid="00107166" style:font-size-complex="14pt"/>
    </style:style>
    <style:style style:name="P113" style:family="paragraph" style:parent-style-name="Table_20_Contents">
      <style:text-properties officeooo:rsid="0031a040" officeooo:paragraph-rsid="0031a040" style:font-size-complex="14pt"/>
    </style:style>
    <style:style style:name="P114" style:family="paragraph" style:parent-style-name="Table_20_Contents">
      <style:text-properties officeooo:rsid="000be31f" officeooo:paragraph-rsid="000be31f" style:font-size-complex="14pt"/>
    </style:style>
    <style:style style:name="P115" style:family="paragraph" style:parent-style-name="Table_20_Contents">
      <style:text-properties officeooo:paragraph-rsid="000f87ec" style:font-size-complex="14pt"/>
    </style:style>
    <style:style style:name="P116" style:family="paragraph" style:parent-style-name="Table_20_Contents">
      <style:text-properties officeooo:rsid="0013f3a5" officeooo:paragraph-rsid="0013f3a5" style:font-size-complex="14pt"/>
    </style:style>
    <style:style style:name="P117" style:family="paragraph" style:parent-style-name="Section_20_Title">
      <style:text-properties officeooo:rsid="000a7d03" officeooo:paragraph-rsid="000a7d03"/>
    </style:style>
    <style:style style:name="P118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119" style:family="paragraph">
      <style:paragraph-properties fo:text-align="center"/>
    </style:style>
    <style:style style:name="T1" style:family="text">
      <style:text-properties officeooo:rsid="00081599"/>
    </style:style>
    <style:style style:name="T2" style:family="text">
      <style:text-properties officeooo:rsid="0018d83b"/>
    </style:style>
    <style:style style:name="T3" style:family="text">
      <style:text-properties officeooo:rsid="006d8daa"/>
    </style:style>
    <style:style style:name="T4" style:family="text">
      <style:text-properties officeooo:rsid="001ab5ef"/>
    </style:style>
    <style:style style:name="T5" style:family="text">
      <style:text-properties officeooo:rsid="000bab1d"/>
    </style:style>
    <style:style style:name="T6" style:family="text">
      <style:text-properties officeooo:rsid="000f87ec"/>
    </style:style>
    <style:style style:name="T7" style:family="text">
      <style:text-properties officeooo:rsid="00107166"/>
    </style:style>
    <style:style style:name="T8" style:family="text">
      <style:text-properties officeooo:rsid="00175665"/>
    </style:style>
    <style:style style:name="T9" style:family="text">
      <style:text-properties officeooo:rsid="001f0e0d"/>
    </style:style>
    <style:style style:name="T10" style:family="text">
      <style:text-properties officeooo:rsid="0020d6e4"/>
    </style:style>
    <style:style style:name="T11" style:family="text">
      <style:text-properties officeooo:rsid="002248e0"/>
    </style:style>
    <style:style style:name="T12" style:family="text">
      <style:text-properties officeooo:rsid="0023e38f"/>
    </style:style>
    <style:style style:name="T13" style:family="text">
      <style:text-properties officeooo:rsid="00251468"/>
    </style:style>
    <style:style style:name="T14" style:family="text">
      <style:text-properties officeooo:rsid="002538ed"/>
    </style:style>
    <style:style style:name="T15" style:family="text">
      <style:text-properties officeooo:rsid="0027004a"/>
    </style:style>
    <style:style style:name="T16" style:family="text">
      <style:text-properties officeooo:rsid="0028039a"/>
    </style:style>
    <style:style style:name="T17" style:family="text">
      <style:text-properties officeooo:rsid="002c1c34"/>
    </style:style>
    <style:style style:name="T18" style:family="text">
      <style:text-properties officeooo:rsid="002e3ce2"/>
    </style:style>
    <style:style style:name="T19" style:family="text">
      <style:text-properties officeooo:rsid="002e5e9a"/>
    </style:style>
    <style:style style:name="T20" style:family="text">
      <style:text-properties officeooo:rsid="0030f9ab"/>
    </style:style>
    <style:style style:name="T21" style:family="text">
      <style:text-properties officeooo:rsid="00333d5a"/>
    </style:style>
    <style:style style:name="T22" style:family="text">
      <style:text-properties officeooo:rsid="0036287e"/>
    </style:style>
    <style:style style:name="T23" style:family="text">
      <style:text-properties officeooo:rsid="0038a182"/>
    </style:style>
    <style:style style:name="T24" style:family="text">
      <style:text-properties officeooo:rsid="003a17d8"/>
    </style:style>
    <style:style style:name="T25" style:family="text">
      <style:text-properties officeooo:rsid="003b732f"/>
    </style:style>
    <style:style style:name="T26" style:family="text">
      <style:text-properties officeooo:rsid="003d4450"/>
    </style:style>
    <style:style style:name="T27" style:family="text">
      <style:text-properties officeooo:rsid="003e0ecf"/>
    </style:style>
    <style:style style:name="T28" style:family="text">
      <style:text-properties officeooo:rsid="003e71c1"/>
    </style:style>
    <style:style style:name="T29" style:family="text">
      <style:text-properties officeooo:rsid="003f784a"/>
    </style:style>
    <style:style style:name="T30" style:family="text">
      <style:text-properties officeooo:rsid="00400613"/>
    </style:style>
    <style:style style:name="T31" style:family="text">
      <style:text-properties officeooo:rsid="004114d6"/>
    </style:style>
    <style:style style:name="T32" style:family="text">
      <style:text-properties officeooo:rsid="0044288b"/>
    </style:style>
    <style:style style:name="T33" style:family="text">
      <style:text-properties officeooo:rsid="0045a9d0"/>
    </style:style>
    <style:style style:name="T34" style:family="text">
      <style:text-properties officeooo:rsid="00464fcd"/>
    </style:style>
    <style:style style:name="T35" style:family="text">
      <style:text-properties officeooo:rsid="00482d7f"/>
    </style:style>
    <style:style style:name="T36" style:family="text">
      <style:text-properties officeooo:rsid="00497004"/>
    </style:style>
    <style:style style:name="T37" style:family="text">
      <style:text-properties officeooo:rsid="004bd10c"/>
    </style:style>
    <style:style style:name="T38" style:family="text">
      <style:text-properties officeooo:rsid="004cc3e7"/>
    </style:style>
    <style:style style:name="T39" style:family="text">
      <style:text-properties officeooo:rsid="004d7ba1"/>
    </style:style>
    <style:style style:name="T40" style:family="text">
      <style:text-properties officeooo:rsid="005037bc"/>
    </style:style>
    <style:style style:name="T41" style:family="text">
      <style:text-properties officeooo:rsid="00537c90"/>
    </style:style>
    <style:style style:name="T42" style:family="text">
      <style:text-properties officeooo:rsid="00552c52"/>
    </style:style>
    <style:style style:name="T43" style:family="text">
      <style:text-properties officeooo:rsid="0055ce7f"/>
    </style:style>
    <style:style style:name="T44" style:family="text">
      <style:text-properties officeooo:rsid="00580037"/>
    </style:style>
    <style:style style:name="T45" style:family="text">
      <style:text-properties officeooo:rsid="00581f1d"/>
    </style:style>
    <style:style style:name="T46" style:family="text">
      <style:text-properties officeooo:rsid="0058e52a"/>
    </style:style>
    <style:style style:name="T47" style:family="text">
      <style:text-properties officeooo:rsid="0059385c"/>
    </style:style>
    <style:style style:name="T48" style:family="text">
      <style:text-properties officeooo:rsid="005a6129"/>
    </style:style>
    <style:style style:name="T49" style:family="text">
      <style:text-properties officeooo:rsid="005ae768"/>
    </style:style>
    <style:style style:name="T50" style:family="text">
      <style:text-properties officeooo:rsid="005b6816"/>
    </style:style>
    <style:style style:name="T51" style:family="text">
      <style:text-properties officeooo:rsid="005c63a6"/>
    </style:style>
    <style:style style:name="T52" style:family="text">
      <style:text-properties officeooo:rsid="005f34f9"/>
    </style:style>
    <style:style style:name="T53" style:family="text">
      <style:text-properties officeooo:rsid="00613d2e"/>
    </style:style>
    <style:style style:name="T54" style:family="text">
      <style:text-properties officeooo:rsid="0064a0cd"/>
    </style:style>
    <style:style style:name="T55" style:family="text">
      <style:text-properties officeooo:rsid="0066d942"/>
    </style:style>
    <style:style style:name="T56" style:family="text">
      <style:text-properties officeooo:rsid="00680abe"/>
    </style:style>
    <style:style style:name="T57" style:family="text">
      <style:text-properties officeooo:rsid="0068ea5d"/>
    </style:style>
    <style:style style:name="T58" style:family="text">
      <style:text-properties officeooo:rsid="006945c1"/>
    </style:style>
    <style:style style:name="T59" style:family="text">
      <style:text-properties officeooo:rsid="006caab2"/>
    </style:style>
    <style:style style:name="T60" style:family="text">
      <style:text-properties officeooo:rsid="006e3a00"/>
    </style:style>
    <style:style style:name="T61" style:family="text">
      <style:text-properties officeooo:rsid="00700a22"/>
    </style:style>
    <style:style style:name="T62" style:family="text">
      <style:text-properties officeooo:rsid="007082de"/>
    </style:style>
    <style:style style:name="T63" style:family="text">
      <style:text-properties fo:font-size="10pt" officeooo:rsid="005c63a6" style:font-size-asian="8.75pt" style:font-size-complex="10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Dawn</text:p>
      <text:p text:style-name="P22"/>
      <text:p text:style-name="P25">Milestone Breakdow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Interactive Laboratories</text:p>
      <text:p text:style-name="P18"/>
      <text:p text:style-name="P18"/>
      <text:p text:style-name="P18"/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47">[Version: 0.0.0.<text:span text:style-name="T60">2</text:span>]</text:p>
          </table:table-cell>
          <table:table-cell table:style-name="VersionDate.A1" office:value-type="string">
            <text:p text:style-name="P48">[Date: <text:date style:data-style-name="N108" text:date-value="2012-11-25T02:49:48">25|11|2012</text:date>]</text:p>
          </table:table-cell>
        </table:table-row>
      </table:table>
      <text:p text:style-name="P21"><text:soft-page-break/></text:p>
      <text:p text:style-name="P63"/>
      <text:p text:style-name="P17"/>
      <text:p text:style-name="P17"/>
      <text:p text:style-name="P20">Change Log</text:p>
      <text:p text:style-name="P16"><draw:line text:anchor-type="paragraph" draw:z-index="0" draw:style-name="gr1" draw:text-style-name="P119" svg:x1="6.6728in" svg:y1="0.1854in" svg:x2="0.0382in" svg:y2="0.1374in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50">Version</text:p>
          </table:table-cell>
          <table:table-cell table:style-name="ChangeLog.A1" office:value-type="string">
            <text:p text:style-name="P50">Author</text:p>
          </table:table-cell>
          <table:table-cell table:style-name="ChangeLog.C1" office:value-type="string">
            <text:p text:style-name="P50">Changes</text:p>
          </table:table-cell>
        </table:table-row>
        <table:table-row>
          <table:table-cell table:style-name="ChangeLog.A2" office:value-type="string">
            <text:p text:style-name="P49">0.0.0.0</text:p>
          </table:table-cell>
          <table:table-cell table:style-name="ChangeLog.A2" office:value-type="string">
            <text:p text:style-name="P49">Rico</text:p>
          </table:table-cell>
          <table:table-cell table:style-name="ChangeLog.C2" office:value-type="string">
            <text:p text:style-name="P49">First-pass of document complete</text:p>
          </table:table-cell>
        </table:table-row>
        <table:table-row>
          <table:table-cell table:style-name="ChangeLog.A2" office:value-type="string">
            <text:p text:style-name="P101">0.0.0.1</text:p>
          </table:table-cell>
          <table:table-cell table:style-name="ChangeLog.A2" office:value-type="string">
            <text:p text:style-name="P101">Rico</text:p>
          </table:table-cell>
          <table:table-cell table:style-name="ChangeLog.C2" office:value-type="string">
            <text:p text:style-name="P101">Changed the DOC footer to MB on the right-hand pages</text:p>
          </table:table-cell>
        </table:table-row>
        <table:table-row>
          <table:table-cell table:style-name="ChangeLog.A2" office:value-type="string">
            <text:p text:style-name="P102"><text:span text:style-name="T60">0.0.0.2</text:span></text:p>
          </table:table-cell>
          <table:table-cell table:style-name="ChangeLog.A2" office:value-type="string">
            <text:p text:style-name="P102"><text:span text:style-name="T60">Rico</text:span></text:p>
          </table:table-cell>
          <table:table-cell table:style-name="ChangeLog.C2" office:value-type="string">
            <text:p text:style-name="P102"><text:span text:style-name="T60">Changed Milestone order after conferring with Jimmie</text:span>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5"/>
      <text:p text:style-name="P26"/>
      <text:p text:style-name="P26"/>
      <text:list xml:id="list37753586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0" draw:style-name="gr1" draw:text-style-name="P119" svg:x1="6.6728in" svg:y1="0.1854in" svg:x2="0.0382in" svg:y2="0.1374in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Milestones<text:tab/>1</text:p>
          <text:p text:style-name="P100">Alpha List<text:tab/>1</text:p>
          <text:p text:style-name="P100">Alpha | Milestone 1 – Create Rendering Surface<text:tab/>2</text:p>
          <text:p text:style-name="P100">Alpha | Milestone 2 – Vectors and Matrices<text:tab/>2</text:p>
          <text:p text:style-name="P100">Alpha | Milestone 3– Draw Polygon<text:tab/>2</text:p>
          <text:p text:style-name="P100">Alpha | Milestone 2 – Scene Graph<text:tab/>2</text:p>
          <text:p text:style-name="P100">Alpha | Milestone 3 – Detach Render Update From Logic Update<text:tab/>2</text:p>
          <text:p text:style-name="P100">Alpha | Milestone 6 – Deferred Rendering<text:tab/>2</text:p>
          <text:p text:style-name="P100">Alpha | Milestone 7 – Resource Management<text:tab/>2</text:p>
          <text:p text:style-name="P100">Alpha | Milestone 8 – Draw Meshes Exported From Blender<text:tab/>2</text:p>
          <text:p text:style-name="P100">Alpha | Milestone 9 – UV mapped mesh<text:tab/>3</text:p>
          <text:p text:style-name="P100">Alpha | Milestone 10 – Get Input Into the Game<text:tab/>3</text:p>
          <text:p text:style-name="P100">Alpha | Milestone 11 – Camera System<text:tab/>3</text:p>
          <text:p text:style-name="P100">Alpha | Milestone 12 – GUI System<text:tab/>3</text:p>
          <text:p text:style-name="P100">Alpha | Milestone 13 – IK System<text:tab/>3</text:p>
          <text:p text:style-name="P100">Alpha | Milestone 14 – Skeletal Animation<text:tab/>3</text:p>
          <text:p text:style-name="P100">Alpha | Milestone 15 – Populate world with zombies<text:tab/>3</text:p>
          <text:p text:style-name="P100">Alpha | Milestone 16 – Culling and Clipping Optimisations<text:tab/>3</text:p>
          <text:p text:style-name="P100">Alpha | Milestone 17 – Shadows<text:tab/>3</text:p>
          <text:p text:style-name="P100">Alpha | Milestone 18 – Imbue Zombies With Intelligence<text:tab/>3</text:p>
          <text:p text:style-name="P100">Alpha | Milestone 19 – Audio System<text:tab/>4</text:p>
          <text:p text:style-name="P100">Alpha | Milestone 20 – Weapons<text:tab/>4</text:p>
          <text:p text:style-name="P100">Alpha | Milestone 21 – High-Score System<text:tab/>4</text:p>
          <text:p text:style-name="P100">Alpha | Milestone 22 – Particle System<text:tab/>4</text:p>
          <text:p text:style-name="P100">Alpha | Milestone 23 – Collision Detection<text:tab/>4</text:p>
          <text:p text:style-name="P100">Alpha | Milestone 24 – Dismemberment<text:tab/>4</text:p>
          <text:p text:style-name="P100">Alpha | Milestone 25 – Item Pickup System<text:tab/>4</text:p>
          <text:p text:style-name="P100">Alpha | Milestone 26 – Health System<text:tab/>4</text:p>
          <text:p text:style-name="P100">Alpha | Milestone 27 – Ragdoll Physics<text:tab/>4</text:p>
          <text:p text:style-name="P100">Alpha | Milestone 28 – City Generation<text:tab/>4</text:p>
          <text:p text:style-name="P100">Alpha | Milestone 29 – Octree System<text:tab/>4</text:p>
          <text:p text:style-name="P100">Alpha | Milestone 30 – Apartment Roof Access and Stairwell<text:tab/>5</text:p>
          <text:p text:style-name="P100">Alpha | Milestone 31 – Fire Escape<text:tab/>5</text:p>
          <text:p text:style-name="P100">Alpha | Milestone 32 – Shaders<text:tab/>5</text:p>
        </text:index-body>
      </text:table-of-content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4"/>
      <text:p text:style-name="P19"/>
      <text:p text:style-name="P19"/>
      <text:list xml:id="list1210116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31" draw:style-name="gr1" draw:text-style-name="P119" svg:x1="6.6728in" svg:y1="0.1854in" svg:x2="0.0382in" svg:y2="0.1374in"><text:p/></draw:line></text:p>
      <text:p text:style-name="P9"/>
      <text:p text:style-name="P9"/>
      <text:p text:style-name="P13">Herein lies a listing of milestones to be met, unbounded by time and detailed <text:span text:style-name="T59">from a high-level overview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6"/>
      <text:p text:style-name="P11"/>
      <text:p text:style-name="P11"/>
      <text:list xml:id="list12853101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17" text:outline-level="10"><text:toc-mark-start text:id="IMark40850008" text:outline-level="1"/>Milestones<text:toc-mark-end text:id="IMark4085000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2" draw:style-name="gr1" draw:text-style-name="P119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118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toc-mark-start text:id="IMark40849864" text:outline-level="2"/><text:span text:style-name="T9">Alpha </text:span>List<text:toc-mark-end text:id="IMark40849864"/></text:p>
      <table:table table:name="Milestones" table:style-name="Milestones">
        <table:table-column table:style-name="Milestones.A"/>
        <table:table-column table:style-name="Milestones.B"/>
        <table:table-row>
          <table:table-cell table:style-name="Milestones.A1" office:value-type="string">
            <text:p text:style-name="P59">Description</text:p>
          </table:table-cell>
          <table:table-cell table:style-name="Milestones.A1" office:value-type="string">
            <text:p text:style-name="P60">Milestone</text:p>
          </table:table-cell>
        </table:table-row>
        <table:table-row>
          <table:table-cell table:style-name="Milestones.A1" office:value-type="string">
            <text:p text:style-name="P51">Create rendering surface</text:p>
          </table:table-cell>
          <table:table-cell table:style-name="Milestones.A1" office:value-type="string">
            <text:p text:style-name="P52">1</text:p>
          </table:table-cell>
        </table:table-row>
        <table:table-row>
          <table:table-cell table:style-name="Milestones.A1" office:value-type="string">
            <text:p text:style-name="P109">Vectors and Matrices</text:p>
          </table:table-cell>
          <table:table-cell table:style-name="Milestones.A1" office:value-type="string">
            <text:p text:style-name="P105"><text:span text:style-name="T61">2</text:span></text:p>
          </table:table-cell>
        </table:table-row>
        <table:table-row>
          <table:table-cell table:style-name="Milestones.A1" office:value-type="string">
            <text:p text:style-name="P51">Draw polygon</text:p>
          </table:table-cell>
          <table:table-cell table:style-name="Milestones.A1" office:value-type="string">
            <text:p text:style-name="P105"><text:span text:style-name="T61">3</text:span></text:p>
          </table:table-cell>
        </table:table-row>
        <table:table-row>
          <table:table-cell table:style-name="Milestones.A1" office:value-type="string">
            <text:p text:style-name="P51">Draw mesh exported from Blender</text:p>
          </table:table-cell>
          <table:table-cell table:style-name="Milestones.A1" office:value-type="string">
            <text:p text:style-name="P106"><text:span text:style-name="T61">4</text:span></text:p>
          </table:table-cell>
        </table:table-row>
        <table:table-row>
          <table:table-cell table:style-name="Milestones.A1" office:value-type="string">
            <text:p text:style-name="P110">Resource Management</text:p>
          </table:table-cell>
          <table:table-cell table:style-name="Milestones.A1" office:value-type="string">
            <text:p text:style-name="P106"><text:span text:style-name="T61">5</text:span></text:p>
          </table:table-cell>
        </table:table-row>
        <table:table-row>
          <table:table-cell table:style-name="Milestones.A1" office:value-type="string">
            <text:p text:style-name="P51">UV map<text:span text:style-name="T30">ped</text:span> mesh</text:p>
          </table:table-cell>
          <table:table-cell table:style-name="Milestones.A1" office:value-type="string">
            <text:p text:style-name="P106"><text:span text:style-name="T61">6</text:span></text:p>
          </table:table-cell>
        </table:table-row>
        <table:table-row>
          <table:table-cell table:style-name="Milestones.A1" office:value-type="string">
            <text:p text:style-name="P51">Detach render update from logic update</text:p>
          </table:table-cell>
          <table:table-cell table:style-name="Milestones.A1" office:value-type="string">
            <text:p text:style-name="P103"><text:span text:style-name="T61">7</text:span></text:p>
          </table:table-cell>
        </table:table-row>
        <table:table-row>
          <table:table-cell table:style-name="Milestones.A1" office:value-type="string">
            <text:p text:style-name="P51">Get input into game</text:p>
          </table:table-cell>
          <table:table-cell table:style-name="Milestones.A1" office:value-type="string">
            <text:p text:style-name="P106"><text:span text:style-name="T61">8</text:span></text:p>
          </table:table-cell>
        </table:table-row>
        <table:table-row>
          <table:table-cell table:style-name="Milestones.A1" office:value-type="string">
            <text:p text:style-name="P111"><text:span text:style-name="T5">Camera </text:span><text:span text:style-name="T8">system</text:span></text:p>
          </table:table-cell>
          <table:table-cell table:style-name="Milestones.A1" office:value-type="string">
            <text:p text:style-name="P107"><text:span text:style-name="T61">9</text:span></text:p>
          </table:table-cell>
        </table:table-row>
        <table:table-row>
          <table:table-cell table:style-name="Milestones.A1" office:value-type="string">
            <text:p text:style-name="P51">GUI system</text:p>
          </table:table-cell>
          <table:table-cell table:style-name="Milestones.A1" office:value-type="string">
            <text:p text:style-name="P108"><text:span text:style-name="T61">10</text:span></text:p>
          </table:table-cell>
        </table:table-row>
        <table:table-row>
          <table:table-cell table:style-name="Milestones.A1" office:value-type="string">
            <text:p text:style-name="P51">Populate world with zombies</text:p>
          </table:table-cell>
          <table:table-cell table:style-name="Milestones.A1" office:value-type="string">
            <text:p text:style-name="P108"><text:span text:style-name="T61">11</text:span></text:p>
          </table:table-cell>
        </table:table-row>
        <table:table-row>
          <table:table-cell table:style-name="Milestones.A1" office:value-type="string">
            <text:p text:style-name="P51">Imbue zombies with intelligence</text:p>
          </table:table-cell>
          <table:table-cell table:style-name="Milestones.A1" office:value-type="string">
            <text:p text:style-name="P108"><text:span text:style-name="T61">12</text:span></text:p>
          </table:table-cell>
        </table:table-row>
        <table:table-row>
          <table:table-cell table:style-name="Milestones.A1" office:value-type="string">
            <text:p text:style-name="P112">Weapons</text:p>
          </table:table-cell>
          <table:table-cell table:style-name="Milestones.A1" office:value-type="string">
            <text:p text:style-name="P106"><text:span text:style-name="T61">13</text:span></text:p>
          </table:table-cell>
        </table:table-row>
        <table:table-row>
          <table:table-cell table:style-name="Milestones.A1" office:value-type="string">
            <text:p text:style-name="P113">Collision detection</text:p>
          </table:table-cell>
          <table:table-cell table:style-name="Milestones.A1" office:value-type="string">
            <text:p text:style-name="P108"><text:span text:style-name="T61">14</text:span></text:p>
          </table:table-cell>
        </table:table-row>
        <table:table-row>
          <table:table-cell table:style-name="Milestones.A1" office:value-type="string">
            <text:p text:style-name="P51">High-score system</text:p>
          </table:table-cell>
          <table:table-cell table:style-name="Milestones.A1" office:value-type="string">
            <text:p text:style-name="P108"><text:span text:style-name="T61">15</text:span></text:p>
          </table:table-cell>
        </table:table-row>
        <table:table-row>
          <table:table-cell table:style-name="Milestones.A1" office:value-type="string">
            <text:p text:style-name="P51">Item pickup system</text:p>
          </table:table-cell>
          <table:table-cell table:style-name="Milestones.A1" office:value-type="string">
            <text:p text:style-name="P107"><text:span text:style-name="T61">16</text:span></text:p>
          </table:table-cell>
        </table:table-row>
        <table:table-row>
          <table:table-cell table:style-name="Milestones.A1" office:value-type="string">
            <text:p text:style-name="P51">City generation</text:p>
          </table:table-cell>
          <table:table-cell table:style-name="Milestones.A1" office:value-type="string">
            <text:p text:style-name="P108"><text:span text:style-name="T61">17</text:span></text:p>
          </table:table-cell>
        </table:table-row>
        <table:table-row>
          <table:table-cell table:style-name="Milestones.A1" office:value-type="string">
            <text:p text:style-name="P51">Apartment roof access and stairwell</text:p>
          </table:table-cell>
          <table:table-cell table:style-name="Milestones.A1" office:value-type="string">
            <text:p text:style-name="P106"><text:span text:style-name="T61">18</text:span></text:p>
          </table:table-cell>
        </table:table-row>
        <table:table-row>
          <table:table-cell table:style-name="Milestones.A1" office:value-type="string">
            <text:p text:style-name="P114">Fire escape</text:p>
          </table:table-cell>
          <table:table-cell table:style-name="Milestones.A1" office:value-type="string">
            <text:p text:style-name="P108"><text:span text:style-name="T61">19</text:span></text:p>
          </table:table-cell>
        </table:table-row>
        <table:table-row>
          <table:table-cell table:style-name="Milestones.A1" office:value-type="string">
            <text:p text:style-name="P51">Health system</text:p>
          </table:table-cell>
          <table:table-cell table:style-name="Milestones.A1" office:value-type="string">
            <text:p text:style-name="P108"><text:span text:style-name="T61">20</text:span></text:p>
          </table:table-cell>
        </table:table-row>
        <table:table-row>
          <table:table-cell table:style-name="Milestones.A1" office:value-type="string">
            <text:p text:style-name="P115"><text:span text:style-name="T6">Audio </text:span><text:span text:style-name="T7">system</text:span></text:p>
          </table:table-cell>
          <table:table-cell table:style-name="Milestones.A1" office:value-type="string">
            <text:p text:style-name="P108"><text:span text:style-name="T61">21</text:span></text:p>
          </table:table-cell>
        </table:table-row>
        <table:table-row>
          <table:table-cell table:style-name="Milestones.A1" office:value-type="string">
            <text:p text:style-name="P51">Scene Graph</text:p>
          </table:table-cell>
          <table:table-cell table:style-name="Milestones.A1" office:value-type="string">
            <text:p text:style-name="P103"><text:span text:style-name="T61">22</text:span></text:p>
          </table:table-cell>
        </table:table-row>
        <table:table-row>
          <table:table-cell table:style-name="Milestones.A1" office:value-type="string">
            <text:p text:style-name="P116"><text:span text:style-name="T55">S</text:span>haders</text:p>
          </table:table-cell>
          <table:table-cell table:style-name="Milestones.A1" office:value-type="string">
            <text:p text:style-name="P108"><text:span text:style-name="T61">23</text:span></text:p>
          </table:table-cell>
        </table:table-row>
        <table:table-row>
          <table:table-cell table:style-name="Milestones.A1" office:value-type="string">
            <text:p text:style-name="P57">Deferred Rendering</text:p>
          </table:table-cell>
          <table:table-cell table:style-name="Milestones.A1" office:value-type="string">
            <text:p text:style-name="P106"><text:span text:style-name="T61">24</text:span></text:p>
          </table:table-cell>
        </table:table-row>
        <table:table-row>
          <table:table-cell table:style-name="Milestones.A1" office:value-type="string">
            <text:p text:style-name="P56">IK system</text:p>
          </table:table-cell>
          <table:table-cell table:style-name="Milestones.A1" office:value-type="string">
            <text:p text:style-name="P108"><text:span text:style-name="T61">25</text:span></text:p>
          </table:table-cell>
        </table:table-row>
        <table:table-row>
          <table:table-cell table:style-name="Milestones.A1" office:value-type="string">
            <text:p text:style-name="P54">Skeletal animation</text:p>
          </table:table-cell>
          <table:table-cell table:style-name="Milestones.A1" office:value-type="string">
            <text:p text:style-name="P108"><text:span text:style-name="T61">26</text:span></text:p>
          </table:table-cell>
        </table:table-row>
        <table:table-row>
          <table:table-cell table:style-name="Milestones.A1" office:value-type="string">
            <text:p text:style-name="P51"/>
          </table:table-cell>
          <table:table-cell table:style-name="Milestones.A1" office:value-type="string">
            <text:p text:style-name="P108"><text:span text:style-name="T61"/></text:p>
          </table:table-cell>
        </table:table-row>
        <text:soft-page-break/>
        <table:table-row>
          <table:table-cell table:style-name="Milestones.A1" office:value-type="string">
            <text:p text:style-name="P58">Culling and clipping optimisations</text:p>
          </table:table-cell>
          <table:table-cell table:style-name="Milestones.A1" office:value-type="string">
            <text:p text:style-name="P108"><text:span text:style-name="T61">27</text:span></text:p>
          </table:table-cell>
        </table:table-row>
        <table:table-row>
          <table:table-cell table:style-name="Milestones.A1" office:value-type="string">
            <text:p text:style-name="P113">Particle system</text:p>
          </table:table-cell>
          <table:table-cell table:style-name="Milestones.A1" office:value-type="string">
            <text:p text:style-name="P108"><text:span text:style-name="T61">28</text:span></text:p>
          </table:table-cell>
        </table:table-row>
        <table:table-row>
          <table:table-cell table:style-name="Milestones.A1" office:value-type="string">
            <text:p text:style-name="P51">Dismemberment</text:p>
          </table:table-cell>
          <table:table-cell table:style-name="Milestones.A1" office:value-type="string">
            <text:p text:style-name="P108"><text:span text:style-name="T61">29</text:span></text:p>
          </table:table-cell>
        </table:table-row>
        <table:table-row>
          <table:table-cell table:style-name="Milestones.A1" office:value-type="string">
            <text:p text:style-name="P55">Shadows</text:p>
          </table:table-cell>
          <table:table-cell table:style-name="Milestones.A1" office:value-type="string">
            <text:p text:style-name="P108"><text:span text:style-name="T61">30</text:span></text:p>
          </table:table-cell>
        </table:table-row>
        <table:table-row>
          <table:table-cell table:style-name="Milestones.A1" office:value-type="string">
            <text:p text:style-name="P53"><text:span text:style-name="T20">Rag</text:span><text:span text:style-name="T50">d</text:span><text:span text:style-name="T20">oll physics</text:span></text:p>
          </table:table-cell>
          <table:table-cell table:style-name="Milestones.A1" office:value-type="string">
            <text:p text:style-name="P108"><text:span text:style-name="T61">31</text:span></text:p>
          </table:table-cell>
        </table:table-row>
      </table:table>
      <text:p text:style-name="P34"/>
      <text:p text:style-name="P33"><text:toc-mark-start text:id="IMark40873448" text:outline-level="2"/>Alpha | Milestone 1 – Create Rendering Surface<text:toc-mark-end text:id="IMark40873448"/></text:p>
      <text:p text:style-name="P37"/>
      <text:p text:style-name="P35"><text:span text:style-name="T10">Create a hardware-accelerated surface for rendering. <text:s/>On Windows and Linux, a window and full screen surface is available. <text:s/>Xbox and Pandora will not require window decoration, thus they will render to a full screen surface only. <text:s/></text:span><text:span text:style-name="T11">A common rendering interface will need to be defined as well as </text:span><text:span text:style-name="T12">an interface to provide </text:span><text:span text:style-name="T11">the depth, stencil, and colour bits and size of the rendering surface.</text:span></text:p>
      <text:p text:style-name="P67"/>
      <text:p text:style-name="P91"><text:toc-mark-start text:id="IMark40873448" text:outline-level="2"/><text:span text:style-name="T21">Alpha | Milestone </text:span><text:span text:style-name="T62">2</text:span><text:span text:style-name="T21"> – </text:span><text:span text:style-name="T22">Vectors and Matrices</text:span><text:toc-mark-end text:id="IMark40873448"/></text:p>
      <text:p text:style-name="P69"/>
      <text:p text:style-name="P68"><text:span text:style-name="T23">Vector and matrix classes for later use </text:span><text:span text:style-name="T26">in rendering and other objects that use these constructs.</text:span></text:p>
      <text:p text:style-name="P68"><text:span text:style-name="T26"/></text:p>
      <text:p text:style-name="P91"><text:toc-mark-start text:id="IMark40850008" text:outline-level="2"/><text:span text:style-name="T21">Alpha | Milestone </text:span><text:span text:style-name="T62">3</text:span><text:span text:style-name="T21">– Draw Polygon</text:span><text:toc-mark-end text:id="IMark40850008"/></text:p>
      <text:p text:style-name="P72"/>
      <text:p text:style-name="P69">Simply draw a polygon, proving that the winding order is correct and the vector class works.</text:p>
      <text:p text:style-name="P69"><text:span text:style-name="T26"/></text:p>
      <text:p text:style-name="P91"><text:toc-mark-start text:id="IMark40873448" text:outline-level="2"/><text:span text:style-name="T29">Alpha | Milestone </text:span><text:span text:style-name="T62">4</text:span><text:span text:style-name="T57"> </text:span><text:span text:style-name="T29">– Draw Meshes Exported From Blender</text:span><text:toc-mark-end text:id="IMark40873448"/></text:p>
      <text:p text:style-name="P72"/>
      <text:p text:style-name="P73">This will require an external tool to load and process a Blender file to a more friendly format for the game. Meshes will not be optimised at this milestone, they will be triangle lists with normals exported.</text:p>
      <text:p text:style-name="P73"><text:span text:style-name="T26"/></text:p>
      <text:p text:style-name="P91"><text:toc-mark-start text:id="IMark40873448" text:outline-level="2"/><text:span text:style-name="T27">Alpha | Milestone </text:span><text:span text:style-name="T62">5</text:span><text:span text:style-name="T27"> – Resource Management</text:span><text:toc-mark-end text:id="IMark40873448"/></text:p>
      <text:p text:style-name="P72"/>
      <text:p text:style-name="P73"><text:span text:style-name="T28">Keep track of loaded resources and unload resources to free up memory for a</text:span><text:span text:style-name="T29">nother</text:span><text:span text:style-name="T28"> resource.</text:span></text:p>
      <text:p text:style-name="P73"><text:span text:style-name="T26"/></text:p>
      <text:p text:style-name="P91"><text:toc-mark-start text:id="IMark40873448" text:outline-level="2"/><text:span text:style-name="T30">Alpha | Milestone </text:span><text:span text:style-name="T62">6</text:span><text:span text:style-name="T30"> – UV mapped mesh</text:span><text:toc-mark-end text:id="IMark40873448"/></text:p>
      <text:p text:style-name="P72"/>
      <text:p text:style-name="P74"><text:span text:style-name="T26">Extending on the previous milestone, the mesh will now have UVs and the texture will need to be loaded. <text:s/>The mesh will also have it's UVs and texture name exported from the previous milestones' tool.</text:span></text:p>
      <text:p text:style-name="P73"><text:span text:style-name="T26"/></text:p>
      <text:p text:style-name="P92"><text:toc-mark-start text:id="IMark40873448" text:outline-level="2"/>Alpha | Milestone <text:span text:style-name="T62">7</text:span> – Detach Render Update From Logic Update<text:toc-mark-end text:id="IMark40873448"/></text:p>
      <text:p text:style-name="P72"/>
      <text:p text:style-name="P73"><text:span text:style-name="T18">In order to not lock the logic to the framerate of the game, separate the logic and render update </text:span><text:span text:style-name="T19">operations.</text:span></text:p>
      <text:p text:style-name="P73"><text:span text:style-name="T26"/></text:p>
      <text:p text:style-name="P91"><text:toc-mark-start text:id="IMark40873448" text:outline-level="2"/><text:span text:style-name="T31">Alpha | Milestone </text:span><text:span text:style-name="T62">8</text:span><text:span text:style-name="T31"> – Get Input Into the Game</text:span><text:toc-mark-end text:id="IMark40873448"/></text:p>
      <text:p text:style-name="P72"/>
      <text:p text:style-name="P75"><text:span text:style-name="T26">Use the mouse and keyboard on Windows and Linux, for debugging on Pandora and Xbox. <text:s/>Gamepad support for the Razer Hydra and Xbox 360 controller will be supported on Windows and Linux. <text:s/>On Pandora and Xbox, their default game input devices shall be used.</text:span></text:p>
      <text:p text:style-name="P73"><text:span text:style-name="T26"/></text:p>
      <text:p text:style-name="P73"><text:span text:style-name="T26"/></text:p>
      <text:p text:style-name="P73"><text:span text:style-name="T26"/></text:p>
      <text:p text:style-name="P91"><text:soft-page-break/><text:toc-mark-start text:id="IMark40864440" text:outline-level="2"/><text:span text:style-name="T32">Alpha | Milestone </text:span><text:span text:style-name="T62">9</text:span><text:span text:style-name="T32"> – Camera System</text:span><text:toc-mark-end text:id="IMark40864440"/></text:p>
      <text:p text:style-name="P77"/>
      <text:p text:style-name="P76">Basic six-degree-of-freedom and FPS-style camera implementations.</text:p>
      <text:p text:style-name="P76"/>
      <text:p text:style-name="P91"><text:toc-mark-start text:id="IMark40823096" text:outline-level="2"/><text:span text:style-name="T33">Alpha | Milestone 1</text:span><text:span text:style-name="T62">0</text:span><text:span text:style-name="T33"> – GUI System</text:span><text:toc-mark-end text:id="IMark40823096"/></text:p>
      <text:p text:style-name="P77"/>
      <text:p text:style-name="P76"><text:span text:style-name="T26">Text labels, buttons, and lists. <text:s/>All items can be grouped together in a bounding rectangle. <text:s/>Modal groups are also possible which will behave like a dialogue box confined to the current window.</text:span></text:p>
      <text:p text:style-name="P76"><text:span text:style-name="T26"/></text:p>
      <text:p text:style-name="P91"><text:toc-mark-start text:id="IMark40864440" text:outline-level="2"/><text:span text:style-name="T35">Alpha | Milestone 1</text:span><text:span text:style-name="T62">1</text:span><text:span text:style-name="T35"> – Populate world with zombies</text:span><text:toc-mark-end text:id="IMark40864440"/></text:p>
      <text:p text:style-name="P77"/>
      <text:p text:style-name="P80">Zombies will be added which will have idle animations and will not be able to move. <text:s/>A test of 100 zombies rendered at once shall be the end result of this milestone.</text:p>
      <text:p text:style-name="P73"/>
      <text:p text:style-name="P91"><text:toc-mark-start text:id="IMark40823096" text:outline-level="2"/><text:span text:style-name="T37">Alpha | Milestone 1</text:span><text:span text:style-name="T62">2</text:span><text:span text:style-name="T37"> – Imbue Zombies With Intelligence</text:span><text:toc-mark-end text:id="IMark40823096"/></text:p>
      <text:p text:style-name="P72"/>
      <text:p text:style-name="P79"><text:span text:style-name="T26">Give zombies the ability to wander around when idle and pursue a target for as long as it remembers the target exists.</text:span></text:p>
      <text:p text:style-name="P79"><text:span text:style-name="T26"/></text:p>
      <text:p text:style-name="P91"><text:toc-mark-start text:id="IMark40805464" text:outline-level="2"/><text:span text:style-name="T39">Alpha | Milestone </text:span><text:span text:style-name="T62">13</text:span><text:span text:style-name="T39"> – Weapons</text:span><text:toc-mark-end text:id="IMark40805464"/></text:p>
      <text:p text:style-name="P72"/>
      <text:p text:style-name="P81"><text:span text:style-name="T26">Firearms: Shotgun, Pistol, Revolver, and Rifle. <text:s/>Melee: Knife, Pipe, and Baseball Bat.</text:span></text:p>
      <text:p text:style-name="P79"><text:span text:style-name="T26"/></text:p>
      <text:p text:style-name="P91"><text:toc-mark-start text:id="IMark40805464" text:outline-level="2"/><text:span text:style-name="T43">Alpha | Milestone </text:span><text:span text:style-name="T62">14</text:span><text:span text:style-name="T43"> – Collision Detection</text:span><text:toc-mark-end text:id="IMark40805464"/></text:p>
      <text:p text:style-name="P72"/>
      <text:p text:style-name="P82"><text:span text:style-name="T26">Bounding volumes for performing collision detection. <text:s/>Allow meshes to implement bounding hulls which are in-line with the vertices it represents.</text:span></text:p>
      <text:p text:style-name="P79"><text:span text:style-name="T26"/></text:p>
      <text:p text:style-name="P91"><text:toc-mark-start text:id="IMark40805464" text:outline-level="2"/><text:span text:style-name="T40">Alpha | Milestone </text:span><text:span text:style-name="T62">15</text:span><text:span text:style-name="T40"> – High-Score System</text:span><text:toc-mark-end text:id="IMark40805464"/></text:p>
      <text:p text:style-name="P72"/>
      <text:p text:style-name="P83"><text:span text:style-name="T26">Each zombie killed is worth points, every in-game hour is worth points.</text:span></text:p>
      <text:p text:style-name="P83"><text:span text:style-name="T26"/></text:p>
      <text:p text:style-name="P91"><text:toc-mark-start text:id="IMark40805464" text:outline-level="2"/><text:span text:style-name="T45">Alpha | Milestone </text:span><text:span text:style-name="T62">16</text:span><text:span text:style-name="T45"> – Item Pickup System</text:span><text:toc-mark-end text:id="IMark40805464"/></text:p>
      <text:p text:style-name="P72"/>
      <text:p text:style-name="P84"><text:span text:style-name="T26">Random item dispersal. <text:s/>Ammunition, weapons, and health.</text:span></text:p>
      <text:p text:style-name="P79"><text:span text:style-name="T26"/></text:p>
      <text:p text:style-name="P91"><text:toc-mark-start text:id="IMark40869976" text:outline-level="2"/><text:span text:style-name="T51">Alpha | Milestone </text:span><text:span text:style-name="T62">17</text:span><text:span text:style-name="T51"> – City Generation</text:span><text:toc-mark-end text:id="IMark40869976"/></text:p>
      <text:p text:style-name="P72"/>
      <text:p text:style-name="P85"><text:span text:style-name="T26">A few building types will be used in the game; apartments, hotels, and office buildings.</text:span></text:p>
      <text:p text:style-name="P85"><text:span text:style-name="T26"/></text:p>
      <text:p text:style-name="P91"><text:toc-mark-start text:id="IMark40360600" text:outline-level="2"/><text:span text:style-name="T52">Alpha | Milestone </text:span><text:span text:style-name="T62">18</text:span><text:span text:style-name="T52"> – Apartment Roof Access and Stairwell</text:span><text:toc-mark-end text:id="IMark40360600"/></text:p>
      <text:p text:style-name="P97"/>
      <text:p text:style-name="P96">The stairwell will have a random amount of zombies in it, if the player succeeds in securing a stairwell, then there will not be any more zombies should the player return. <text:s/>Only access from the roof to the ground floor is possible, the player will not be able to enter from the ground and go to the roof. <text:s/>A lobby will also be accessible, which will provide the exit to the city and the entrance to the stairwell.</text:p>
      <text:p text:style-name="P96"/>
      <text:p text:style-name="P96"/>
      <text:p text:style-name="P96"/>
      <text:p text:style-name="P91"><text:soft-page-break/><text:toc-mark-start text:id="IMark40817672" text:outline-level="2"/><text:span text:style-name="T53">Alpha | Milestone </text:span><text:span text:style-name="T62">19</text:span><text:span text:style-name="T53"> – Fire Escape</text:span><text:toc-mark-end text:id="IMark40817672"/></text:p>
      <text:p text:style-name="P98"/>
      <text:p text:style-name="P86"><text:span text:style-name="T26">For the apartments, there will be a fire escape present. <text:s/>The ladder connecting the stairway to the city will break if the player uses it too many times, the chance of breaking the ladder increases if a zombie latches onto the player as he is attempting to climb the ladder.</text:span></text:p>
      <text:p text:style-name="P85"><text:span text:style-name="T26"/></text:p>
      <text:p text:style-name="P91"><text:toc-mark-start text:id="IMark40880728" text:outline-level="2"/><text:span text:style-name="T46">Alpha | Milestone 2</text:span><text:span text:style-name="T62">0</text:span><text:span text:style-name="T46"> – Health Sy</text:span><text:span text:style-name="T47">s</text:span><text:span text:style-name="T46">tem</text:span><text:toc-mark-end text:id="IMark40880728"/></text:p>
      <text:p text:style-name="P72"/>
      <text:p text:style-name="P85"><text:span text:style-name="T48">Player health is affected by a zombie damaging the player, the player dies when their health is fully depleted. <text:s/></text:span><text:span text:style-name="T49">Players will bleed-out for a while until the wound heals over time or they find a health kit.</text:span></text:p>
      <text:p text:style-name="P85"><text:span text:style-name="T26"/></text:p>
      <text:p text:style-name="P91"><text:toc-mark-start text:id="IMark40817672" text:outline-level="2"/><text:span text:style-name="T38">Alpha | Milestone </text:span><text:span text:style-name="T62">21</text:span><text:span text:style-name="T38"> – Audio System</text:span><text:toc-mark-end text:id="IMark40817672"/></text:p>
      <text:p text:style-name="P72"/>
      <text:p text:style-name="P79">Multi-channel audio. <text:s/>Compressed and uncompressed audio file playback. <text:s/>Start, stop, pause and loop sounds. <text:s/><text:span text:style-name="T42">Volume and pitch control.</text:span></text:p>
      <text:p text:style-name="P76"><text:span text:style-name="T26"/></text:p>
      <text:p text:style-name="P28"><text:toc-mark-start text:id="IMark40817560" text:outline-level="2"/><text:span text:style-name="T13">Alpha </text:span><text:span text:style-name="T17">| </text:span><text:span text:style-name="T13">Milestone 2</text:span><text:span text:style-name="T62">2</text:span><text:span text:style-name="T13"> – Scene Graph</text:span><text:toc-mark-end text:id="IMark40817560"/></text:p>
      <text:p text:style-name="P38"/>
      <text:p text:style-name="P39">To optimise rendering, a scene graph will be used to cull primitives before they are sent down to the GPU. <text:s/>Any renderable objects will be a scene graph node.</text:p>
      <text:p text:style-name="P39"/>
      <text:p text:style-name="P91"><text:toc-mark-start text:id="IMark40802872" text:outline-level="2"/><text:span text:style-name="T54">Alpha | Milestone </text:span><text:span text:style-name="T58">2</text:span><text:span text:style-name="T62">3</text:span><text:span text:style-name="T54"> – </text:span><text:span text:style-name="T55">S</text:span><text:span text:style-name="T54">haders</text:span><text:toc-mark-end text:id="IMark40802872"/></text:p>
      <text:p text:style-name="P94"/>
      <text:p text:style-name="P87"><text:span text:style-name="T55">Various shaders will be applied to pretty-up the game. <text:s/>Screen-Space Ambient Occlusion, Radiosity, Depth of Field, </text:span><text:span text:style-name="T56">and Sub-Surface Scattering.</text:span></text:p>
      <text:p text:style-name="P87"><text:span text:style-name="T21"/></text:p>
      <text:p text:style-name="P32"><text:toc-mark-start text:id="IMark40861384" text:outline-level="2"/>Alpha | Milestone <text:span text:style-name="T62">24</text:span> – Deferred Rendering<text:toc-mark-end text:id="IMark40861384"/></text:p>
      <text:p text:style-name="P40"/>
      <text:p text:style-name="P41">As an optional render path, deferred rendering will be used. <text:s/>It will be implemented on both the Pandora and Xbox as well.</text:p>
      <text:p text:style-name="P70"><text:span text:style-name="T28"/></text:p>
      <text:p text:style-name="P30"><text:toc-mark-start text:id="IMark40880728" text:outline-level="2"/><text:span text:style-name="T34">Alpha | Milestone </text:span><text:span text:style-name="T62">25</text:span><text:span text:style-name="T34"> – IK System</text:span><text:toc-mark-end text:id="IMark40880728"/></text:p>
      <text:p text:style-name="P42"/>
      <text:p text:style-name="P43">Simple kinematic chain of joints, no constraints applied.</text:p>
      <text:p text:style-name="P43"/>
      <text:p text:style-name="P30"><text:toc-mark-start text:id="IMark40861384" text:outline-level="2"/><text:span text:style-name="T34">Alpha | Milestone </text:span><text:span text:style-name="T62">26</text:span><text:span text:style-name="T58"> </text:span><text:span text:style-name="T34">– Skeletal Animation</text:span><text:toc-mark-end text:id="IMark40861384"/></text:p>
      <text:p text:style-name="P42"/>
      <text:p text:style-name="P43">Using both forward and inverse kinematic joint-bone animation. <text:s/>Use quaternions to implement rotation of joints.</text:p>
      <text:p text:style-name="P78"/>
      <text:p text:style-name="P29"><text:toc-mark-start text:id="IMark40861384" text:outline-level="2"/><text:span text:style-name="T17">Alpha | Milestone </text:span><text:span text:style-name="T62">27</text:span><text:span text:style-name="T25"> – </text:span><text:span text:style-name="T24">C</text:span><text:span text:style-name="T17">ulling and Clipping Optimisations</text:span><text:toc-mark-end text:id="IMark40861384"/></text:p>
      <text:p text:style-name="P44"/>
      <text:p text:style-name="P36"><text:span text:style-name="T17">Standard culling such as </text:span><text:span text:style-name="T16">backface, </text:span><text:span text:style-name="T14">frustum and occlusion culling shall be implemented to aid further in preventing unnecessary primitives from being </text:span><text:span text:style-name="T15">rendered</text:span><text:span text:style-name="T14">.</text:span></text:p>
      <text:p text:style-name="P39"/>
      <text:p text:style-name="P91"><text:toc-mark-start text:id="IMark40861384" text:outline-level="2"/><text:span text:style-name="T41">Alpha | Milestone 2</text:span><text:span text:style-name="T62">8</text:span><text:span text:style-name="T41"> – Particle System</text:span><text:toc-mark-end text:id="IMark40861384"/></text:p>
      <text:p text:style-name="P72"/>
      <text:p text:style-name="P88">Billboarded textures that have a direction, velocity, time limit until it dies, and a maximum amount of particles present.</text:p>
      <text:p text:style-name="P91"><text:soft-page-break/><text:toc-mark-start text:id="IMark40861384" text:outline-level="2"/><text:span text:style-name="T44">Alpha | Milestone 2</text:span><text:span text:style-name="T62">9 </text:span><text:span text:style-name="T44">– Dismemberment</text:span><text:toc-mark-end text:id="IMark40861384"/></text:p>
      <text:p text:style-name="P72"/>
      <text:p text:style-name="P89">Allow for the player and zombies to be dismembered based on stresses from blunt-force injuries, bullet impacts, and reach limits being over the limit.</text:p>
      <text:p text:style-name="P39"/>
      <text:p text:style-name="P93"><text:toc-mark-start text:id="IMark40861384" text:outline-level="2"/><text:span text:style-name="T36">Alpha | Milestone </text:span><text:span text:style-name="T62">30</text:span><text:span text:style-name="T36"> – Shadows</text:span><text:toc-mark-end text:id="IMark40861384"/></text:p>
      <text:p text:style-name="P39"/>
      <text:p text:style-name="P45">Very simple shadow maps without any kind of filtering.</text:p>
      <text:p text:style-name="P90"/>
      <text:p text:style-name="P31"><text:toc-mark-start text:id="IMark40869992" text:outline-level="2"/><text:span text:style-name="T50">Alpha | Milestone </text:span><text:span text:style-name="T62">31</text:span><text:span text:style-name="T50"> – Ragdoll Physics</text:span><text:toc-mark-end text:id="IMark40869992"/></text:p>
      <text:p text:style-name="P39"/>
      <text:p text:style-name="P95"><text:span text:style-name="T63">When the player dies or a zombie is killed, a ragdoll physics simulation will be imparted on the remains of the entity. <text:s/>Dismembered limbs will be simulated as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MT1" style:family="text">
      <style:text-properties officeooo:rsid="00081599"/>
    </style:style>
    <style:style style:name="MT2" style:family="text">
      <style:text-properties officeooo:rsid="0018d83b"/>
    </style:style>
    <style:style style:name="MT3" style:family="text">
      <style:text-properties officeooo:rsid="006d8daa"/>
    </style:style>
    <style:style style:name="MT4" style:family="text">
      <style:text-properties officeooo:rsid="001ab5e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5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line-break/><text:span text:style-name="MT1">Dawn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2">MB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>v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>v</text:page-number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2">MB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>v</text:page-number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>v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Dawn</text:p>
      </style:header>
      <style:header-left>
        <text:p text:style-name="MP7"><text:title>Dawn | Milestone Breakdown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2">MB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>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28in" svg:y1="0.0437in" svg:x2="6.6618in" svg:y2="0.0319in"><text:p/></draw:line></text:p>
      </style:header>
      <style:header-left>
        <text:p text:style-name="MP7"><text:title>Dawn | Milestone Breakdown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<text:span text:style-name="MT3">MB</text:span>-<text:page-number style:num-format="1" text:select-page="current">3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>v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2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>5</text:page-number></text:p>
      </style:footer>
      <style:footer-left>
        <text:p text:style-name="MP8"><draw:line text:anchor-type="paragraph" draw:z-index="29" draw:style-name="Mgr3" draw:text-style-name="MP6" svg:x1="0.0063in" svg:y1="0.1in" svg:x2="6.6937in" svg:y2="0.1in"><text:p/></draw:line></text:p>
        <text:p text:style-name="MP8"><text:span text:style-name="MT4">MB</text:span>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7:32:54.21</meta:creation-date>
    <meta:editing-duration>PT18H42M22S</meta:editing-duration>
    <meta:editing-cycles>101</meta:editing-cycles>
    <meta:generator>LibreOffice/3.6$Linux_X86_64 LibreOffice_project/360m1$Build-2</meta:generator>
    <dc:title>Dawn | Milestone Breakdown</dc:title>
    <dc:date>2012-11-25T02:49:48</dc:date>
    <meta:document-statistic meta:table-count="3" meta:image-count="0" meta:object-count="0" meta:page-count="13" meta:paragraph-count="209" meta:word-count="1517" meta:character-count="8626" meta:non-whitespace-character-count="7280"/>
    <meta:template xlink:type="simple" xlink:actuate="onRequest" xlink:title="Open Game Developers Documentation [Ver. 3]" xlink:href="../../../../../../../../C:/Users/Rico/AppData/Roaming/LibreOffice/3/user/template/Open%20Game%20Developers%20Documentation%20%5BVer.%203%5D.ott" meta:date="2012-10-29T17:32:53.67"/>
  </office:meta>
</office:document-meta>
</file>